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77b53" officeooo:paragraph-rsid="00077b53"/>
    </style:style>
    <style:style style:name="P2" style:family="paragraph" style:parent-style-name="Standard">
      <style:text-properties officeooo:rsid="00077b53" officeooo:paragraph-rsid="00097f42"/>
    </style:style>
    <style:style style:name="P3" style:family="paragraph" style:parent-style-name="Standard">
      <style:text-properties officeooo:rsid="000975ec" officeooo:paragraph-rsid="000975ec"/>
    </style:style>
    <style:style style:name="T1" style:family="text">
      <style:text-properties officeooo:rsid="000975ec"/>
    </style:style>
    <style:style style:name="T2" style:family="text">
      <style:text-properties officeooo:rsid="00097f42"/>
    </style:style>
    <style:style style:name="T3" style:family="text">
      <style:text-properties officeooo:rsid="000aae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ción de requerimientos</text:p>
      <text:p text:style-name="P1">Requerimientos funcionales:</text:p>
      <text:p text:style-name="P1">-El usuario debe tener un usuario y contraseña creados por si mismo.</text:p>
      <text:p text:style-name="P1">-El usuario debe tener la opción de cargar, eliminar y editar su<text:span text:style-name="T3">s datos personales y la información de sus medicamentos</text:span>.</text:p>
      <text:p text:style-name="P2">-El usuario debe tener acceso a su información <text:span text:style-name="T1">(Medicamentos, horarios).</text:span></text:p>
      <text:p text:style-name="P2">-<text:span text:style-name="T2">Requiere la opción de tener o no recordatorios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03T20:32:31.566230630</meta:creation-date>
    <dc:title>Default</dc:title>
    <meta:editing-cycles>2</meta:editing-cycles>
    <meta:generator>LibreOffice/6.2.8.2$Linux_X86_64 LibreOffice_project/20$Build-2</meta:generator>
    <meta:editing-duration>PT9M46S</meta:editing-duration>
    <dc:date>2022-06-03T21:13:22.600407674</dc:date>
    <meta:document-statistic meta:table-count="0" meta:image-count="0" meta:object-count="0" meta:page-count="1" meta:paragraph-count="6" meta:word-count="55" meta:character-count="367" meta:non-whitespace-character-count="318"/>
  </office:meta>
</office:document-meta>
</file>